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b48ad" officeooo:paragraph-rsid="001b48ad"/>
    </style:style>
    <style:style style:name="P2" style:family="paragraph" style:parent-style-name="Standard">
      <style:text-properties officeooo:rsid="001d2bec" officeooo:paragraph-rsid="001d2bec"/>
    </style:style>
    <style:style style:name="P3" style:family="paragraph" style:parent-style-name="Standard">
      <style:text-properties officeooo:rsid="001dbafd" officeooo:paragraph-rsid="001dbafd"/>
    </style:style>
    <style:style style:name="P4" style:family="paragraph" style:parent-style-name="Standard">
      <style:text-properties officeooo:rsid="001e5883" officeooo:paragraph-rsid="001e5883"/>
    </style:style>
    <style:style style:name="P5" style:family="paragraph" style:parent-style-name="Standard">
      <style:text-properties officeooo:rsid="001f070f" officeooo:paragraph-rsid="001f070f"/>
    </style:style>
    <style:style style:name="P6" style:family="paragraph" style:parent-style-name="Standard">
      <style:text-properties officeooo:rsid="00203dd5" officeooo:paragraph-rsid="00203dd5"/>
    </style:style>
    <style:style style:name="P7" style:family="paragraph" style:parent-style-name="Standard">
      <style:text-properties officeooo:rsid="0020bafb" officeooo:paragraph-rsid="0020bafb"/>
    </style:style>
    <style:style style:name="P8" style:family="paragraph" style:parent-style-name="Standard">
      <style:text-properties officeooo:rsid="00215a20" officeooo:paragraph-rsid="00215a20"/>
    </style:style>
    <style:style style:name="P9" style:family="paragraph" style:parent-style-name="Standard">
      <style:text-properties officeooo:rsid="001b48ad" officeooo:paragraph-rsid="001b48ad"/>
    </style:style>
    <style:style style:name="P10" style:family="paragraph" style:parent-style-name="Standard">
      <style:text-properties officeooo:paragraph-rsid="0023d27d"/>
    </style:style>
    <style:style style:name="P11" style:family="paragraph" style:parent-style-name="Standard">
      <style:text-properties officeooo:rsid="001f070f" officeooo:paragraph-rsid="001f070f"/>
    </style:style>
    <style:style style:name="T1" style:family="text">
      <style:text-properties officeooo:rsid="0020bafb"/>
    </style:style>
    <style:style style:name="T2" style:family="text">
      <style:text-properties officeooo:rsid="00215a20"/>
    </style:style>
    <style:style style:name="T3" style:family="text">
      <style:text-properties officeooo:rsid="0023d2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dée pour economic freedom :</text:p>
      <text:p text:style-name="P10"><text:span text:style-name="T3">source : </text:span><text:a xlink:type="simple" xlink:href="https://www.heritage.org/index/" text:style-name="Internet_20_link" text:visited-style-name="Visited_20_Internet_20_Link">https://www.heritage.org/index/</text:a></text:p>
      <text:p text:style-name="P1"/>
      <text:p text:style-name="P1">tracer les 5 pays avec les meilleures notes </text:p>
      <text:p text:style-name="P2">tracer les 5 pire</text:p>
      <text:p text:style-name="P2">montrer que les pays avec le moins de growth sont les mieux classé (typical france ou italie) alors que les pays qui ont une grosse croissance <text:s/>sont mal classé (typical pays en developement) </text:p>
      <text:p text:style-name="P3">on peut</text:p>
      <text:p text:style-name="P4">montrer que les pays avec le meilleur economical freedom sont en général ceux avec une petites population (iceland, ireland, honk kong, EAU etc)</text:p>
      <text:p text:style-name="P5">montrer que plus property right est haut, meilleur le pays est classé</text:p>
      <text:p text:style-name="P5">essayer de lier l'endettement à un facteur (mais pas facile sachant que certains pays bien noté ont une dette énorme et vice versa).</text:p>
      <text:p text:style-name="P5"/>
      <text:p text:style-name="P5"/>
      <text:p text:style-name="P5">Idée pour le human freedom (attention 100 colonnes):</text:p>
      <text:p text:style-name="P10"><text:span text:style-name="T3">source : </text:span><text:a xlink:type="simple" xlink:href="https://www.cato.org/human-freedom-index-new" text:style-name="Internet_20_link" text:visited-style-name="Visited_20_Internet_20_Link">https://www.cato.org/human-freedom-index-new</text:a></text:p>
      <text:p text:style-name="P5"/>
      <text:p text:style-name="P6">Peut etre enlever des colonnes dès le début ...</text:p>
      <text:p text:style-name="P6">-liberté de se déplacer au sein du pays et environ la meme que se déplacer à l'étranger</text:p>
      <text:p text:style-name="P6">-<text:span text:style-name="T1">mauvaise note en divorce proportionnel à influence de la religion</text:span></text:p>
      <text:p text:style-name="P7">-on peut relier des facteurs de personnal freedom of expression entre eux (ex, press expression et people jailed</text:p>
      <text:p text:style-name="P7">-<text:span text:style-name="T2">relier l'indice de corruption (business bribe) avec soit lanote globale, soit un autre indice économique</text:span></text:p>
      <text:p text:style-name="P8">bref y a à faire, faudra selectionner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2T12:52:53.780058858</meta:creation-date>
    <dc:date>2019-12-12T13:33:17.291742936</dc:date>
    <meta:editing-duration>PT4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7" meta:word-count="200" meta:character-count="1234" meta:non-whitespace-character-count="1048"/>
  </office:meta>
</office:document-meta>
</file>